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a15000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a15000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V3 - hEYYY, yOU'RE AWAKE,</text:p>
      <text:p text:style-name="P1">nO,</text:p>
      <text:p text:style-name="P1">oHH, sORRY, i MEAN i WAS KIND OF ASLEEP TOO, sO, i DIDN'T HAVE A LOT OF SAY,</text:p>
      <text:p text:style-name="P1">iN THE MATTER,</text:p>
      <text:p text:style-name="P1">wHO,</text:p>
      <text:p text:style-name="P1">nO,</text:p>
      <text:p text:style-name="P1">oH, mAN, yEAH SKY FROLICKING WAS PROBABLY DEFINITELY THE THING i WAS PREOCCUPIED BY,</text:p>
      <text:p text:style-name="P1">wHOA, iS THAT WHAT HAPPENED,</text:p>
      <text:p text:style-name="P1">i COULDN'T POSSIBLY SLEEP NOW, i'M TOO EXCITED ABOUT THESE AWESOME LEGS, lOOK AT ME GO, wHOOPS,</text:p>
      <text:p text:style-name="P1">_</text:p>
      <text:p text:style-name="P1">VS15 - nO, bUT THANK YOU FOR SAYING SO,</text:p>
      <text:p text:style-name="P1">i MEAN, fOR THE GOOD STUFF YOU SAID, nOT NECESSARILY THE BAD STUFF,</text:p>
      <text:p text:style-name="P1">i DON'T KNOW, BUT I'VE BEEN ADVISED TO STAY AWAY FROM THEM,</text:p>
      <text:p text:style-name="P1">uHHHH,</text:p>
      <text:p text:style-name="P1">oH, mAN, hE WOULD MOST SURELY BE ALL ABOUT ME CLIMBING LOTS OF STAIRS,</text:p>
      <text:p text:style-name="P1">pER THE REASSURANCES THAT i PRETEND HE SAYS, aND ALL THE SELF ESTEEM HE INSISTS ME TO HAVE,</text:p>
      <text:p text:style-name="P1">oH MY GOD,</text:p>
      <text:p text:style-name="P1">_</text:p>
      <text:p text:style-name="P1">TP2 - tHANKS, i FEEL GREAT, aND REALLY CONFIDENT SUDDENLY,</text:p>
      <text:p text:style-name="P1">lIKE, aS IF rUFIO GAVE ME BOTH THE HIGH FIVES HE HAS, aND THEN SORT OF ONE OF THOSE BRO MASSAGES, aS IF TO SAY,</text:p>
      <text:p text:style-name="P1">yOU'RE THE CHAMP, oR THAT KIND OF THING,</text:p>
      <text:p text:style-name="P1">oKAY, tHAT'S GREAT ADVICE TO KNOW,, TAVROS: nOW i'M GOING TO GET SOME MORE LEG PRACTICE IN,</text:p>
      <text:p text:style-name="P1"><text:soft-page-break/>i FEEL LIKE i COULD TAKE ON ALL THE STAIRS IN PARADOX SPACE, aND i JUST PRETENDED AS HARD AS I COULD THAT rUFIO WINKED IN AGREEANCE,</text:p>
      <text:p text:style-name="P1">sEE YOU LATER, aFTER, i'M DEFINITELY SUCCESSFUL AT ALL THE THINGS i TRY,</text:p>
      <text:p text:style-name="P1">_</text:p>
      <text:p text:style-name="P1">i WAS WARNED ABOUT THEM,</text:p>
      <text:p text:style-name="P1">aND YET, i THREW CAUTION TO THE WIND,</text:p>
      <text:p text:style-name="P1">iT TURNED OUT THAT,</text:p>
      <text:p text:style-name="P1">rUFIO WAS ALMOST AS WRONG AS,</text:p>
      <text:p text:style-name="P1">hE WAS FAKE,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31" meta:word-count="265" meta:character-count="1304"/>
    <meta:generator>OpenOffice/4.1.2$Win32 OpenOffice.org_project/412m3$Build-9782</meta:generator>
  </office:meta>
</office:document-meta>
</file>